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12C0000015A48268ADB.png"/>
  <manifest:file-entry manifest:media-type="image/png" manifest:full-path="Pictures/10000000000000C8000000C85B99C914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2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3" style:family="paragraph">
      <style:paragraph-properties fo:text-align="start"/>
      <style:text-properties fo:color="#4c4c4c" fo:font-size="270pt" fo:font-style="normal" style:font-size-asian="270pt" style:font-style-asian="normal" style:font-size-complex="270pt" style:font-style-complex="normal"/>
    </style:style>
    <style:style style:name="P4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5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6" style:family="paragraph">
      <style:paragraph-properties fo:text-align="center"/>
    </style:style>
    <style:style style:name="T1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2" style:family="text">
      <style:text-properties fo:font-size="130pt" style:font-size-asian="130pt" style:font-size-complex="1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5.966cm" svg:x="1.1cm" svg:y="1.994cm">
          <draw:text-box>
            <text:p text:style-name="P1">CROSS-PLATFORM</text:p>
          </draw:text-box>
        </draw:frame>
        <draw:frame draw:style-name="gr2" draw:text-style-name="P2" draw:layer="layout" svg:width="28cm" svg:height="10.455cm" svg:x="1.6cm" svg:y="13.694cm">
          <draw:text-box>
            <text:p text:style-name="P2">DEVELOPMENT</text:p>
            <text:p text:style-name="P2"/>
          </draw:text-box>
        </draw:frame>
        <draw:frame draw:style-name="gr3" draw:text-style-name="P4" draw:layer="layout" svg:width="25.113cm" svg:height="12.159cm" svg:x="1.675cm" svg:y="4.389cm">
          <draw:text-box>
            <text:p text:style-name="P3"><text:span text:style-name="T1">mobi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5" draw:layer="layout" svg:width="25.199cm" svg:height="10.847cm" svg:x="1.4cm" svg:y="-0.663cm" presentation:class="title" presentation:user-transformed="true">
          <draw:text-box>
            <text:p text:style-name="P5"><text:span text:style-name="T2">MOBILE DEVELOPMENT</text:span></text:p>
          </draw:text-box>
        </draw:frame>
        <draw:frame draw:style-name="gr5" draw:text-style-name="P6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6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6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6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8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T38M13S</meta:editing-duration>
    <meta:editing-cycles>5</meta:editing-cycles>
    <dc:date>2011-11-06T14:06:18</dc:date>
    <dc:creator>Liam McLennan</dc:creator>
    <meta:generator>LibreOffice/3.4$Linux LibreOffice_project/340m1$Build-302</meta:generator>
    <meta:document-statistic meta:object-count="33"/>
  </office:meta>
</office:document-meta>
</file>